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2.5083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2.2945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/>
      <style:text-properties fo:color="#000000"/>
    </style:style>
    <style:style style:name="ce48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put and diagnostic f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7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ce34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heat sheet for aiolos files </text:p>
          </table:table-cell>
          <table:table-cell office:value-type="string" calcext:value-type="string">
            <text:p>S=stellar flux (in)</text:p>
          </table:table-cell>
          <table:table-cell office:value-type="string" calcext:value-type="string">
            <text:p>'Flux’ = thermal flux (mostly out)</text:p>
          </table:table-cell>
          <table:table-cell/>
          <table:table-cell office:value-type="string" calcext:value-type="string">
            <text:p>dS = heating due to stellar flux</text:p>
          </table:table-cell>
          <table:table-cell/>
          <table:table-cell table:style-name="Default" office:value-type="string" calcext:value-type="string">
            <text:p>dG = nonthermal cooling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Output file</text:p>
          </table:table-cell>
          <table:table-cell table:style-name="ce36"/>
          <table:table-cell/>
          <table:table-cell table:style-name="ce33" office:value-type="string" calcext:value-type="string">
            <text:p>Diagnostic file, 1 band</text:p>
          </table:table-cell>
          <table:table-cell table:style-name="ce36"/>
          <table:table-cell/>
          <table:table-cell table:style-name="ce41" office:value-type="string" calcext:value-type="string">
            <text:p>Diagnostic file, 2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, 3 species</text:p>
          </table:table-cell>
          <table:table-cell table:style-name="ce36"/>
          <table:table-cell/>
          <table:table-cell table:style-name="ce33" office:value-type="string" calcext:value-type="string">
            <text:p>Diagnostic file, 3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</table:table-row>
        <table:table-row table:style-name="ro1"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rho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momentum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energy density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rho_flux left</text:p>
          </table:table-cell>
          <table:table-cell office:value-type="string" calcext:value-type="string">
            <text:p>n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momentum_flux left</text:p>
          </table:table-cell>
          <table:table-cell office:value-type="string" calcext:value-type="string">
            <text:p>massflux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J2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energy_density_flux left</text:p>
          </table:table-cell>
          <table:table-cell office:value-type="string" calcext:value-type="string">
            <text:p>nflux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um_spec rho kappa_R 0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9"/>
          <table:table-cell/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F_L – F_R + S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tot radial 0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9"/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47" office:value-type="string" calcext:value-type="string">
            <text:p>dS2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ressure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velocity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kappa_S 0, spec2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46" office:value-type="string" calcext:value-type="string">
            <text:p>kappa_S 0, spec3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dt_cs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rhokappa_R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3" office:value-type="string" calcext:value-type="string">
            <text:p>kappa_P 0, <text:s text:c="2"/>spec 0</text:p>
          </table:table-cell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dt_CFL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rhokappa_R 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office:value-type="string" calcext:value-type="string">
            <text:p>tau_tot_radial_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43" office:value-type="string" calcext:value-type="string">
            <text:p>kappa_P 0, <text:s text:c="2"/>spec 1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cs</text:p>
          </table:table-cell>
          <table:table-cell/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R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3" office:value-type="string" calcext:value-type="string">
            <text:p>kappa_P 0, <text:s text:c="2"/>spec 2</text:p>
          </table:table-cell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 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au_tot cell 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3" office:value-type="string" calcext:value-type="string">
            <text:p>kappa_P 0, <text:s text:c="2"/>spec 3</text:p>
          </table:table-cell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u_analytic / u_convect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0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tau_tot cell 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R 0, <text:s text:c="2"/>spec 0</text:p>
          </table:table-cell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S 1, spec2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R 0, <text:s text:c="2"/>spec 1</text:p>
          </table:table-cell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6" office:value-type="string" calcext:value-type="string">
            <text:p>kappa_S 1, spec3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S 1, spec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38" office:value-type="string" calcext:value-type="string">
            <text:p>kappa_R 0, <text:s text:c="2"/>spec 2</text:p>
          </table:table-cell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kappa_P(Tsun) 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8" office:value-type="string" calcext:value-type="string">
            <text:p>kappa_S 1, spec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kappa_R 0, <text:s text:c="2"/>spec 3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Trad_tot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kappa_R 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S 1, spec2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Trad_tot</text:p>
          </table:table-cell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40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4" office:value-type="string" calcext:value-type="string">
            <text:p>kappa_P 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8" office:value-type="string" calcext:value-type="string">
            <text:p>kappa_S 1, spec3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T_gas spec 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a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4" office:value-type="string" calcext:value-type="string">
            <text:p>kappa_P (Tsun)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S 2, spec2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kappa_P (Tsun)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6" office:value-type="string" calcext:value-type="string">
            <text:p>kappa_S 2, spec3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2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P 2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,</text:p>
          </table:table-cell>
          <table:table-cell table:style-name="ce36"/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P (Tsun)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45" office:value-type="string" calcext:value-type="string">
            <text:p>Lconvec Species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5" office:value-type="string" calcext:value-type="string">
            <text:p>Lconvec Species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45" office:value-type="string" calcext:value-type="string">
            <text:p>Lconvec Species3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3" office:value-type="string" calcext:value-type="string">
            <text:p>Diagnostic file, 3 bands in, 1 band out</text:p>
          </table:table-cell>
          <table:table-cell table:style-name="ce36"/>
          <table:table-cell/>
          <table:table-cell table:style-name="ce35" office:value-type="float" office:value="40" calcext:value-type="float">
            <text:p>40</text:p>
          </table:table-cell>
          <table:table-cell table:number-columns-repeated="2"/>
          <table:table-cell table:style-name="ce35" office:value-type="float" office:value="40" calcext:value-type="float">
            <text:p>40</text:p>
          </table:table-cell>
          <table:table-cell table:style-name="ce37" office:value-type="string" calcext:value-type="string">
            <text:p>T_gas spec 3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P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38" office:value-type="string" calcext:value-type="string">
            <text:p>Flux 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41" office:value-type="string" calcext:value-type="string">
            <text:p>Diagnostic file, 2 bands in, 1 band out, 3 species</text:p>
          </table:table-cell>
          <table:table-cell table:style-name="ce36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1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Flux 0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80 bands i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1 bands in, 1 band out, 2 species</text:p>
          </table:table-cell>
          <table:table-cell table:style-name="ce36"/>
          <table:table-cell table:number-columns-repeated="4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1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1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6" office:value-type="string" calcext:value-type="string">
            <text:p>kappa_S 1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1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P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46" office:value-type="string" calcext:value-type="string">
            <text:p>kappa_S 2, spec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5-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kappa_P 0, spec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  <table:table-cell office:value-type="string" calcext:value-type="string">
            <text:p>85-16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kappa_P 0, spec1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sum_spec rho kappa_R 0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38" office:value-type="string" calcext:value-type="string">
            <text:p>kappa_P 0, spec2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R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0, spec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Trad_to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au_tot radial 0</text:p>
          </table:table-cell>
          <table:table-cell office:value-type="string" calcext:value-type="string">
            <text:p>167-24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R 0, spec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  <table:table-cell office:value-type="string" calcext:value-type="string">
            <text:p>S0 247-3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R 0, spec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T_gas 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  <table:table-cell office:value-type="string" calcext:value-type="string">
            <text:p>S1 327-40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7" office:value-type="string" calcext:value-type="string">
            <text:p>T_gas 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kappa_P 0, <text:s text:c="2"/>spec 0</text:p>
          </table:table-cell>
          <table:table-cell office:value-type="string" calcext:value-type="string">
            <text:p>407, 40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Flux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R 0, <text:s text:c="2"/>spec 0</text:p>
          </table:table-cell>
          <table:table-cell office:value-type="string" calcext:value-type="string">
            <text:p>409, 41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5" office:value-type="string" calcext:value-type="string">
            <text:p>Lconvec Specie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5" office:value-type="string" calcext:value-type="string">
            <text:p>Lconvec Species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Trad_tot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5" office:value-type="string" calcext:value-type="string">
            <text:p>Lconvec Species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T_gas spec 0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 spec 1</text:p>
          </table:table-cell>
          <table:table-cell office:value-type="float" office:value="413" calcext:value-type="float">
            <text:p>413</text:p>
          </table:table-cell>
          <table:table-cell table:number-columns-repeated="3"/>
          <table:table-cell table:style-name="Default"/>
          <table:table-cell table:number-columns-repeated="2"/>
          <table:table-cell table:style-name="ce35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 spec 0</text:p>
          </table:table-cell>
          <table:table-cell table:number-columns-repeated="4"/>
          <table:table-cell table:style-name="Default"/>
          <table:table-cell table:number-columns-repeated="2"/>
          <table:table-cell table:style-name="ce35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 spec 1</text:p>
          </table:table-cell>
          <table:table-cell table:number-columns-repeated="4"/>
          <table:table-cell table:style-name="Default"/>
          <table:table-cell table:style-name="ce44"/>
          <table:table-cell/>
          <table:table-cell table:style-name="ce35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38" office:value-type="string" calcext:value-type="string">
            <text:p>Flux 0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table:style-name="Default"/>
          <table:table-cell table:style-name="ce44"/>
          <table:table-cell/>
          <table:table-cell table:style-name="ce35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convec Species1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table:style-name="Default"/>
          <table:table-cell table:style-name="ce44"/>
          <table:table-cell/>
          <table:table-cell table:style-name="ce35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Lconvec Species2</text:p>
          </table:table-cell>
          <table:table-cell table:number-columns-repeated="4"/>
          <table:table-cell table:style-name="Default"/>
          <table:table-cell table:style-name="ce43"/>
          <table:table-cell/>
          <table:table-cell table:style-name="ce35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Lconvec Species3</text:p>
          </table:table-cell>
          <table:table-cell table:number-columns-repeated="4"/>
          <table:table-cell table:style-name="Default"/>
          <table:table-cell table:style-name="ce43"/>
          <table:table-cell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46"/>
          <table:table-cell table:number-columns-repeated="4"/>
          <table:table-cell table:style-name="Default"/>
          <table:table-cell table:style-name="ce43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38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ce46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8" calcext:value-type="float">
            <text:p>28</text:p>
          </table:table-cell>
          <table:table-cell table:style-name="Default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9" calcext:value-type="float">
            <text:p>2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0" calcext:value-type="float">
            <text:p>30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1" calcext:value-type="float">
            <text:p>31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3" calcext:value-type="float">
            <text:p>3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4" calcext:value-type="float">
            <text:p>34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5" calcext:value-type="float">
            <text:p>35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7" calcext:value-type="float">
            <text:p>3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8" calcext:value-type="float">
            <text:p>3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9" calcext:value-type="float">
            <text:p>39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40" calcext:value-type="float">
            <text:p>4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, 2 species</text:p>
          </table:table-cell>
          <table:table-cell table:style-name="ce3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T_gas_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 office:value-type="string" calcext:value-type="string">
            <text:p>Lconvective 0 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Default" office:value-type="string" calcext:value-type="string">
            <text:p>Lconvective 1 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evolution script output" table:style-name="ta1">
        <table:table-column table:style-name="co3" table:number-columns-repeated="2" table:default-cell-style-name="Default"/>
        <table:table-column table:style-name="co15" table:default-cell-style-name="ce18"/>
        <table:table-column table:style-name="co16" table:default-cell-style-name="ce21"/>
        <table:table-column table:style-name="co17" table:default-cell-style-name="Default"/>
        <table:table-column table:style-name="co3" table:default-cell-style-name="Default"/>
        <table:table-column table:style-name="co3" table:default-cell-style-name="ce18"/>
        <table:table-column table:style-name="co18" table:default-cell-style-name="ce21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 specie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ime [Myrs]</text:p>
          </table:table-cell>
          <table:table-cell/>
          <table:table-cell office:value-type="string" calcext:value-type="string">
            <text:p>3 specie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ime [Myrs]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_star [rsolar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_star [rsolar]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_star [K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_star [K]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ss 1 [g]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ss 2 [g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dot 1 [g/s]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dot 2 [g/s]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umulative massloss 1 [g]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umulative massloss 2 [g]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ifetime 1 [yr]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ifetime 2 [yr]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onvergence measure 1 [1]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nvergence measure 2 [1]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_skin 1 [K]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_skin 2 [K]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T_core [K]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au [1]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table:style-name="ce22" office:value-type="string" calcext:value-type="string">
            <text:p>Surface illumination [erg / cm^2 /s]</text:p>
          </table:table-cell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Kn1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Kn2</text:p>
          </table:table-cell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2" calcext:value-type="float">
            <text:p>22</text:p>
          </table:table-cell>
          <table:table-cell office:value-type="string" calcext:value-type="string">
            <text:p>T_core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Tau [1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4" calcext:value-type="float">
            <text:p>24</text:p>
          </table:table-cell>
          <table:table-cell table:style-name="ce22" office:value-type="string" calcext:value-type="string">
            <text:p>Surface illumination [erg / cm^2 /s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Kn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6" calcext:value-type="float">
            <text:p>26</text:p>
          </table:table-cell>
          <table:table-cell table:style-name="Default" office:value-type="string" calcext:value-type="string">
            <text:p>Kn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Kn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20:27:52.23663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4-03-08T04:07:42.492766716</dc:date>
    <meta:editing-duration>P33DT14H12M33S</meta:editing-duration>
    <meta:editing-cycles>55</meta:editing-cycles>
    <meta:generator>LibreOffice/6.4.5.2$Linux_X86_64 LibreOffice_project/40$Build-2</meta:generator>
    <meta:document-statistic meta:table-count="2" meta:cell-count="1005" meta:object-count="0"/>
  </office:meta>
</office:document-meta>
</file>